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5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004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524cm" svg:height="2.286cm" svg:x="12.954cm" svg:y="14.4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716cm" svg:y1="18.796cm" svg:x2="13.716cm" svg:y2="3.81cm">
          <text:p/>
        </draw:line>
        <draw:line draw:style-name="gr2" draw:text-style-name="P1" draw:layer="layout" svg:x1="13.716cm" svg:y1="4.826cm" svg:x2="21.59cm" svg:y2="4.826cm">
          <text:p/>
        </draw:line>
        <draw:custom-shape draw:style-name="gr1" draw:text-style-name="P1" draw:layer="layout" svg:width="15.24cm" svg:height="18.796cm" svg:x="9.652cm" svg:y="1.0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2.286cm" svg:x="12.954cm" svg:y="14.4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1.59cm" svg:y1="4.826cm" svg:x2="21.59cm" svg:y2="15.748cm">
          <text:p/>
        </draw:line>
        <draw:line draw:style-name="gr2" draw:text-style-name="P1" draw:layer="layout" svg:x1="13.716cm" svg:y1="15.748cm" svg:x2="21.59cm" svg:y2="15.748cm">
          <text:p/>
        </draw:line>
        <draw:custom-shape draw:style-name="gr1" draw:text-style-name="P1" draw:layer="layout" svg:width="2.286cm" svg:height="2.286cm" svg:x="19.05cm" svg:y="5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18.288cm" svg:y1="8.128cm" svg:x2="21.59cm" svg:y2="4.826cm">
          <text:p/>
        </draw:line>
        <draw:frame draw:style-name="gr3" draw:layer="layout" svg:width="2.286cm" svg:height="1.673cm" svg:x="10.414cm" svg:y="14.732cm">
          <draw:text-box>
            <text:p>Initial Pose</text:p>
          </draw:text-box>
        </draw:frame>
        <draw:frame draw:style-name="gr3" draw:layer="layout" svg:width="2.286cm" svg:height="1.673cm" svg:x="18.796cm" svg:y="2.794cm">
          <draw:text-box>
            <text:p>Final Pose</text:p>
          </draw:text-box>
        </draw:frame>
        <draw:frame draw:style-name="gr4" draw:layer="layout" svg:width="2.54cm" svg:height="1.44cm" svg:x="12.954cm" svg:y="15.578cm">
          <draw:text-box>
            <text:p><text:span text:style-name="T1">Origin</text:span></text:p>
            <text:p/>
          </draw:text-box>
        </draw:frame>
        <draw:line draw:style-name="gr5" draw:text-style-name="P1" draw:layer="layout" svg:x1="13.716cm" svg:y1="15.748cm" svg:x2="14.986cm" svg:y2="15.748cm">
          <text:p/>
        </draw:line>
        <draw:line draw:style-name="gr5" draw:text-style-name="P1" draw:layer="layout" svg:x1="13.716cm" svg:y1="15.748cm" svg:x2="13.716cm" svg:y2="14.478cm">
          <text:p/>
        </draw:line>
        <draw:frame draw:style-name="gr3" draw:layer="layout" svg:width="0.762cm" svg:height="0.962cm" svg:x="13.654cm" svg:y="13.516cm">
          <draw:text-box>
            <text:p>x</text:p>
          </draw:text-box>
        </draw:frame>
        <draw:frame draw:style-name="gr3" draw:layer="layout" svg:width="0.762cm" svg:height="1.673cm" svg:x="14.478cm" svg:y="15.697cm">
          <draw:text-box>
            <text:p>y</text:p>
            <text:p/>
          </draw:text-box>
        </draw:frame>
        <draw:frame draw:style-name="gr6" draw:layer="layout" svg:width="2.54cm" svg:height="0.962cm" svg:x="16.064cm" svg:y="7.112cm">
          <draw:text-box>
            <text:p>(xb,yb)</text:p>
          </draw:text-box>
        </draw:frame>
        <draw:frame draw:style-name="gr7" draw:layer="layout" svg:width="2.286cm" svg:height="0.962cm" svg:x="21.082cm" svg:y="3.61cm">
          <draw:text-box>
            <text:p>(xf,yf)</text:p>
          </draw:text-box>
        </draw:frame>
        <draw:line draw:style-name="gr2" draw:text-style-name="P1" draw:layer="layout" svg:x1="18.288cm" svg:y1="8.074cm" svg:x2="18.288cm" svg:y2="15.748cm">
          <text:p/>
        </draw:line>
        <draw:line draw:style-name="gr2" draw:text-style-name="P1" draw:layer="layout" svg:x1="13.716cm" svg:y1="8.074cm" svg:x2="18.288cm" svg:y2="8.074cm">
          <text:p/>
        </draw:line>
        <draw:frame draw:style-name="gr6" draw:layer="layout" svg:width="3.048cm" svg:height="0.962cm" svg:x="10.668cm" svg:y="13.008cm">
          <draw:text-box>
            <text:p>(xf0,yf0)</text:p>
          </draw:text-box>
        </draw:frame>
        <draw:frame draw:style-name="gr6" draw:layer="layout" svg:width="3.556cm" svg:height="0.962cm" svg:x="10.414cm" svg:y="17.526cm">
          <draw:text-box>
            <text:p>(xb0,yb0)</text:p>
          </draw:text-box>
        </draw:frame>
        <draw:custom-shape draw:style-name="gr1" draw:text-style-name="P1" draw:layer="layout" svg:width="0.062cm" svg:height="0.2cm" svg:x="13.654cm" svg:y="13.5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062cm" svg:height="0.2cm" svg:x="13.655cm" svg:y="18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062cm" svg:height="0.2cm" svg:x="18.256cm" svg:y="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062cm" svg:height="0.2cm" svg:x="21.457cm" svg:y="4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4T11:59:44.215351041</meta:creation-date>
    <dc:date>2016-10-16T13:15:43.211926058</dc:date>
    <meta:editing-duration>PT4M36S</meta:editing-duration>
    <meta:editing-cycles>3</meta:editing-cycles>
    <meta:generator>LibreOffice/4.2.8.2$Linux_X86_64 LibreOffice_project/420m0$Build-2</meta:generator>
    <meta:document-statistic meta:object-count="49"/>
  </office:meta>
</office:document-meta>
</file>